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cec60"/>
    </style:style>
    <style:style style:name="P2" style:family="paragraph" style:parent-style-name="Standard">
      <style:text-properties officeooo:rsid="000cec60" officeooo:paragraph-rsid="000cec60"/>
    </style:style>
    <style:style style:name="P3" style:family="paragraph" style:parent-style-name="Standard">
      <style:text-properties style:font-name="Times New Roman" fo:font-size="12pt" officeooo:paragraph-rsid="000cec60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officeooo:rsid="000cec60" officeooo:paragraph-rsid="000cec60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officeooo:rsid="000e9894" officeooo:paragraph-rsid="000cec60" style:font-size-asian="12pt" style:font-name-complex="Times New Roman1" style:font-size-complex="12pt"/>
    </style:style>
    <style:style style:name="P6" style:family="paragraph" style:parent-style-name="Standard">
      <style:text-properties style:font-name="Times New Roman" fo:font-size="12pt" officeooo:rsid="000e9894" officeooo:paragraph-rsid="000e9894" style:font-size-asian="12pt" style:font-name-complex="Times New Roman1" style:font-size-complex="12pt"/>
    </style:style>
    <style:style style:name="P7" style:family="paragraph">
      <loext:graphic-properties draw:fill-color="#ffff00"/>
    </style:style>
    <style:style style:name="P8" style:family="paragraph">
      <loext:graphic-properties draw:fill-color="#ffff00"/>
      <style:text-properties fo:font-size="12pt"/>
    </style:style>
    <style:style style:name="P9" style:family="paragraph">
      <style:paragraph-properties fo:text-align="center"/>
    </style:style>
    <style:style style:name="T1" style:family="text">
      <style:text-properties officeooo:rsid="00099482"/>
    </style:style>
    <style:style style:name="T2" style:family="text">
      <style:text-properties officeooo:rsid="000b0c0f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cec60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e9894" style:font-size-asian="12pt" style:font-name-complex="Times New Roman1" style:font-size-complex="12pt"/>
    </style:style>
    <style:style style:name="T6" style:family="text">
      <style:text-properties fo:font-size="12pt"/>
    </style:style>
    <style:style style:name="gr1" style:family="graphic">
      <style:graphic-properties draw:fill-color="#ffff00" draw:textarea-horizontal-align="justify" draw:textarea-vertical-align="middle" draw:auto-grow-height="false" fo:min-height="1.916cm" fo:min-width="3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00" draw:textarea-horizontal-align="justify" draw:textarea-vertical-align="middle" draw:auto-grow-height="false" fo:min-height="2.055cm" fo:min-width="3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00" draw:textarea-horizontal-align="justify" draw:textarea-vertical-align="middle" draw:auto-grow-height="false" fo:min-height="1.995cm" fo:min-width="3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00" draw:textarea-horizontal-align="justify" draw:textarea-vertical-align="middle" draw:auto-grow-height="false" fo:min-height="1.96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00" draw:textarea-horizontal-align="justify" draw:textarea-vertical-align="middle" draw:auto-grow-height="false" fo:min-height="1.916cm" fo:min-width="2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00" draw:textarea-horizontal-align="justify" draw:textarea-vertical-align="middle" draw:auto-grow-height="false" fo:min-height="1.806cm" fo:min-width="1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00" draw:textarea-horizontal-align="justify" draw:textarea-vertical-align="middle" draw:auto-grow-height="false" fo:min-height="1.8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00" draw:textarea-horizontal-align="justify" draw:textarea-vertical-align="middle" draw:auto-grow-height="false" fo:min-height="1.665cm" fo:min-width="1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00" draw:textarea-horizontal-align="justify" draw:textarea-vertical-align="middle" draw:auto-grow-height="false" fo:min-height="1.667cm" fo:min-width="1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00" draw:textarea-horizontal-align="justify" draw:textarea-vertical-align="middle" draw:auto-grow-height="false" fo:min-height="1.637cm" fo:min-width="1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00" draw:textarea-horizontal-align="justify" draw:textarea-vertical-align="middle" draw:auto-grow-height="false" fo:min-height="2.916cm" fo:min-width="3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1"/><text:span text:style-name="T1">GESTION ET SUIVI DU PROJET</text:span></text:p>
      <text:p text:style-name="Standard"/>
      <text:p text:style-name="Standard"/>
      <text:p text:style-name="Standard"><text:s/><text:span text:style-name="T2">Présentation de la methode agile</text:span></text:p>
      <text:p text:style-name="P3"/>
      <text:p text:style-name="P3">Le backlog et les sprints</text:p>
      <text:p text:style-name="P3"/>
      <text:p text:style-name="P1"><text:span text:style-name="T3"><text:s/></text:span><text:span text:style-name="T4">Les sprints :</text:span></text:p>
      <text:p text:style-name="P4"/>
      <text:p text:style-name="P2"><text:span text:style-name="T3">Notre projet se deroule </text:span><text:span text:style-name="T5">comme suite :</text:span></text:p>
      <text:p text:style-name="P5"/>
      <text:p text:style-name="P6">Sprint1:</text:p>
      <text:p text:style-name="P6">On a fait la conception de la base de donné, la marketage et la modelisation</text:p>
      <text:p text:style-name="P6"/>
      <text:p text:style-name="P6"><text:s text:c="28"/>Conception de la base de donné</text:p>
      <text:p text:style-name="P6"/>
      <text:p text:style-name="P6">voici les tables de notre base de donné :</text:p>
      <text:p text:style-name="P6">Produit, Categories, Commande, Utilisateur, Adresse, Produit_Commande, Boutique, Quartier, Boutiquier_ventes, Fournisseur, Fournisseur_ventes, Commercial</text:p>
      <text:p text:style-name="P6"/>
      <text:p text:style-name="P6"/>
      <text:p text:style-name="P6"><text:s text:c="55"/>Modélisation</text:p>
      <text:p text:style-name="P6"/>
      <text:p text:style-name="P6"/>
      <text:p text:style-name="P6"/>
      <text:p text:style-name="P6"><text:s text:c="5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custom-shape text:anchor-type="paragraph" draw:z-index="1" draw:name="Forme1" draw:style-name="gr2" draw:text-style-name="P7" svg:width="4.829cm" svg:height="2.913cm" svg:x="-0.21cm" svg:y="3.586cm"><text:p>Résponsable Commercial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2" draw:name="Forme2" draw:style-name="gr3" draw:text-style-name="P8" svg:width="4.92cm" svg:height="2.828cm" svg:x="11.875cm" svg:y="3.919cm"><text:p><text:span text:style-name="T6"><text:s/></text:span><text:span text:style-name="T6">Résponsable administratif</text:span></text:p><text:p><text:span text:style-name="T6"><text:s text:c="12"/></text:span><text:span text:style-name="T6">Et financier 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3" draw:name="Forme3" draw:style-name="gr4" draw:text-style-name="P7" svg:width="4.037cm" svg:height="2.779cm" svg:x="3.69cm" svg:y="6.498cm"><text:p><text:s/>Résponsable des </text:p><text:p>Affaires juridiques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4" draw:name="Forme4" draw:style-name="gr5" draw:text-style-name="P7" svg:width="4.167cm" svg:height="2.714cm" svg:x="8.763cm" svg:y="6.609cm"><text:p>Résponsable Marjting</text:p><text:p><text:s text:c="6"/>Et fournisseur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5" draw:name="Forme5" draw:style-name="gr6" draw:text-style-name="P7" svg:width="2.601cm" svg:height="2.558cm" svg:x="-0.803cm" svg:y="9.476cm"><text:p><text:s text:c="2"/>Charge des</text:p><text:p><text:s text:c="2"/>données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6" draw:name="Forme6" draw:style-name="gr7" draw:text-style-name="P7" svg:width="2.67cm" svg:height="2.58cm" svg:x="2.591cm" svg:y="9.52cm"><text:p>Commercial</text:p><text:p>supperviseur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7" draw:name="Forme7" draw:style-name="gr8" draw:text-style-name="P7" svg:width="2.491cm" svg:height="2.361cm" svg:x="-0.208cm" svg:y="14.612cm"><text:p>Commercial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8" draw:name="Forme8" draw:style-name="gr9" draw:text-style-name="P7" svg:width="2.691cm" svg:height="2.359cm" svg:x="2.591cm" svg:y="14.679cm"><text:p>Commercial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0" draw:name="Forme23" draw:style-name="gr1" draw:text-style-name="P7" svg:width="5.271cm" svg:height="2.714cm" svg:x="5.786cm" svg:y="0.589cm"><text:p><text:s text:c="2"/>Directeur Général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9" draw:name="Forme9" draw:style-name="gr10" draw:text-style-name="P7" svg:width="2.599cm" svg:height="2.315cm" svg:x="5.68cm" svg:y="14.767cm"><text:p>Commecia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10" draw:style-name="gr11" draw:text-style-name="P7" svg:width="4.917cm" svg:height="4.123cm" svg:x="12.007cm" svg:y="12.451cm"><text:p>Agent informaticien</text:p><text:p><text:s text:c="4"/>Et technolog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11" draw:style-name="gr12" draw:text-style-name="P9" svg:width="3.659cm" svg:height="0cm" svg:x="2.15cm" svg:y="1.979cm" svg:viewBox="0 0 3660 0" svg:d="M3660 0c-250 0-501 0-750 0-229 0-457 0-682 0-223 0-445 0-662 0-222 0-444 0-661 0-222 0-443 0-662 0h-220-23"><text:p/></draw:path><draw:path text:anchor-type="paragraph" draw:z-index="12" draw:style-name="gr12" draw:text-style-name="P9" svg:width="3.109cm" svg:height="0cm" svg:x="11.058cm" svg:y="1.955cm" svg:viewBox="0 0 3110 1" svg:d="M0 1c541-1 1086-1 1636 0h545 545 384"><text:p/></draw:path><draw:path text:anchor-type="paragraph" draw:z-index="13" draw:name="Forme11" draw:style-name="gr12" draw:text-style-name="P9" svg:width="1.962cm" svg:height="0cm" draw:transform="rotate (-1.5707963267949) translate (14.144625cm 1.95615277777778cm)" svg:viewBox="0 0 1963 1" svg:d="M0 0c219 2 441 0 661 0 219 0 440 0 662 0h220 221 199"><text:p/></draw:path><draw:path text:anchor-type="paragraph" draw:z-index="14" draw:style-name="gr12" draw:text-style-name="P9" svg:width="1.587cm" svg:height="0cm" draw:transform="rotate (-1.5707963267949) translate (2.12901388888889cm 2.00025cm)" svg:viewBox="0 0 1588 1" svg:d="M0 0c219 2 441 0 661 0 219 0 441 2 662 0h220 45"><text:p/></draw:path><draw:path text:anchor-type="paragraph" draw:z-index="15" draw:name="Forme12" draw:style-name="gr12" draw:text-style-name="P9" svg:width="2.271cm" svg:height="0cm" draw:transform="rotate (-1.5707963267949) translate (2.17311111111111cm 6.49816666666667cm)" svg:viewBox="0 0 2272 1" svg:d="M0 0c219 0 441 0 661 0 217 0 441 0 662 0 217 0 441 2 661 0h221 67"><text:p/></draw:path><draw:path text:anchor-type="paragraph" draw:z-index="16" draw:name="Forme13" draw:style-name="gr12" draw:text-style-name="P9" svg:width="3.571cm" svg:height="0cm" svg:x="0.298cm" svg:y="8.769cm" svg:viewBox="0 0 3572 1" svg:d="M0 1c461-2 924 0 1391 0 461 0 927-2 1394 0h463 324"><text:p/></draw:path><draw:path text:anchor-type="paragraph" draw:z-index="17" draw:name="Forme14" draw:style-name="gr12" draw:text-style-name="P9" svg:width="0.793cm" svg:height="0.001cm" draw:transform="rotate (-1.5707963267949) translate (3.89113888888889cm 8.79122222222222cm)" svg:viewBox="0 0 794 2" svg:d="M0 0c219 2 439 2 661 0h133"><text:p/></draw:path><draw:path text:anchor-type="paragraph" draw:z-index="18" draw:name="Forme15" draw:style-name="gr12" draw:text-style-name="P9" svg:width="2.602cm" svg:height="0cm" draw:transform="rotate (-1.5707963267949) translate (3.89290277777778cm 12.0773472222222cm)" svg:viewBox="0 0 2603 1" svg:d="M0 0c479 2 959 2 1444 0h483 481 195"><text:p/></draw:path><draw:path text:anchor-type="paragraph" draw:z-index="19" draw:name="Forme16" draw:style-name="gr12" draw:text-style-name="P9" svg:width="0.772cm" svg:height="0.001cm" draw:transform="rotate (-1.5707963267949) translate (0.342194444444444cm 8.747125cm)" svg:viewBox="0 0 773 2" svg:d="M0 0c219 2 441 2 661 0h112"><text:p/></draw:path><draw:path text:anchor-type="paragraph" draw:z-index="20" draw:name="Forme17" draw:style-name="gr13" draw:text-style-name="P9" svg:width="2.513cm" svg:height="0cm" draw:transform="rotate (-1.5707963267949) translate (8.01511111111111cm 3.27906944444444cm)" svg:viewBox="0 0 2514 1" svg:d="M0 0c219 2 439 0 661 0 228 0 457 0 685 0 219 0 441 2 661 0h221 220 66"><text:p/></draw:path><draw:path text:anchor-type="paragraph" draw:z-index="21" draw:name="Forme18" draw:style-name="gr13" draw:text-style-name="P9" svg:width="2.447cm" svg:height="0cm" draw:transform="rotate (-1.5707963267949) translate (8.72066666666667cm 3.32316666666667cm)" svg:viewBox="0 0 2448 1" svg:d="M0 0c228 2 457 0 684 0 219 0 440 0 662 0 226 0 455 2 682 0h221 199"><text:p/></draw:path><draw:path text:anchor-type="paragraph" draw:z-index="22" draw:name="Forme19" draw:style-name="gr13" draw:text-style-name="P9" svg:width="-1.96cm" svg:height="0cm" svg:x="8.015cm" svg:y="5.793cm" svg:viewBox="0 0 -1961 0" svg:d="M0 0c243 0 485 0 727 0 236 0 471 0 705 0h221 220 88"><text:p/></draw:path><draw:path text:anchor-type="paragraph" draw:z-index="23" draw:name="Forme20" draw:style-name="gr13" draw:text-style-name="P9" svg:width="2.183cm" svg:height="0cm" svg:x="8.721cm" svg:y="5.771cm" svg:viewBox="0 0 2184 1" svg:d="M0 1c220-2 439 0 661 0 233 0 471 0 706 0 219 0 439-2 661 0h156"><text:p/></draw:path><draw:path text:anchor-type="paragraph" draw:z-index="24" draw:name="Forme21" draw:style-name="gr13" draw:text-style-name="P9" svg:width="0.837cm" svg:height="0cm" draw:transform="rotate (-1.5707963267949) translate (10.8814305555556cm 5.77144444444444cm)" svg:viewBox="0 0 838 1" svg:d="M0 0c219 0 439 2 661 0h177"><text:p/></draw:path><draw:path text:anchor-type="paragraph" draw:z-index="25" draw:name="Forme22" draw:style-name="gr13" draw:text-style-name="P9" svg:width="0.705cm" svg:height="0cm" draw:transform="rotate (-1.5707963267949) translate (6.09776388888889cm 5.79261111111111cm)" svg:viewBox="0 0 706 1" svg:d="M0 0c219 2 439 2 661 0h45"><text:p/></draw:path><draw:path text:anchor-type="paragraph" draw:z-index="26" draw:name="Forme24" draw:style-name="gr13" draw:text-style-name="P9" svg:width="7.981cm" svg:height="0cm" draw:transform="rotate (-1.5707963267949) translate (8.36788888888889cm 3.302cm)" svg:viewBox="0 0 7982 0" svg:d="M0 0c605 0 1219 0 1828 0 605 0 1219 0 1829 0 604 0 1219 0 1828 0 605 0 1219 0 1829 0h609 59"><text:p/></draw:path><draw:path text:anchor-type="paragraph" draw:z-index="27" draw:name="Forme25" draw:style-name="gr13" draw:text-style-name="P9" svg:width="6.261cm" svg:height="0cm" svg:x="8.368cm" svg:y="11.239cm" svg:viewBox="0 0 6262 1" svg:d="M0 1c228 0 455 0 684 0 226 0 455 0 683 0 219 0 439 0 661 0 226 0 457 0 685 0 220 0 439 0 661 0 226 0 454 0 683 0 219 0 441 0 661 0 219 0 440 0 662 0 219 0 439-2 661 0h221"><text:p/></draw:path><draw:path text:anchor-type="paragraph" draw:z-index="28" draw:name="Forme26" draw:style-name="gr13" draw:text-style-name="P9" svg:width="1.211cm" svg:height="0cm" draw:transform="rotate (-1.5707963267949) translate (14.6296944444444cm 11.2395cm)" svg:viewBox="0 0 1212 0" svg:d="M0 0c226 0 453 0 683 0h220 221 88"><text:p/></draw:path><draw:path text:anchor-type="paragraph" draw:z-index="29" draw:name="Forme27" draw:style-name="gr13" draw:text-style-name="P9" svg:width="2.975cm" svg:height="0cm" svg:x="3.893cm" svg:y="13.709cm" svg:viewBox="0 0 2976 0" svg:d="M0 0c233 0 465 0 700 0 200 0 400 0 603 0 199 0 403 0 603 0 193 0 388 0 584 0h195 194 97"><text:p/></draw:path><draw:path text:anchor-type="paragraph" draw:z-index="30" draw:name="Forme28" draw:style-name="gr13" draw:text-style-name="P9" svg:width="1.079cm" svg:height="0cm" draw:transform="rotate (-1.5707963267949) translate (6.84741666666667cm 13.7089444444444cm)" svg:viewBox="0 0 1080 1" svg:d="M0 0c219 2 439 2 661 0h221 198"><text:p/></draw:path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9:13:39.933195920</meta:creation-date>
    <meta:generator>LibreOffice/5.1.6.2$Linux_X86_64 LibreOffice_project/10m0$Build-2</meta:generator>
    <dc:date>2018-12-06T16:10:37.490213753</dc:date>
    <meta:editing-duration>PT8H17M32S</meta:editing-duration>
    <meta:editing-cycles>17</meta:editing-cycles>
    <meta:document-statistic meta:table-count="0" meta:image-count="0" meta:object-count="0" meta:page-count="2" meta:paragraph-count="12" meta:word-count="69" meta:character-count="644" meta:non-whitespace-character-count="395"/>
  </office:meta>
</office:document-meta>
</file>